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Introduction:</text:span></text:h>
      <text:p text:style-name="Text_20_body">"Thank you for the opportunity to discuss the Habit Tracker project. This project is designed to help users manage and track their daily habits efficiently. It involves a full-stack setup using Flask for the backend, MongoDB for data storage, Docker for containerization, and Jenkins for continuous integration and deployment. I'll walk you through each part of the project, explaining the thought process, implementation, and how everything ties together."</text:p>
      <text:p text:style-name="Horizontal_20_Line"/>
      <text:h text:style-name="Heading_20_3" text:outline-level="3"><text:span text:style-name="Strong_20_Emphasis">1. Flask Application:</text:span></text:h>
      <text:h text:style-name="Heading_20_4" text:outline-level="4"><text:span text:style-name="Strong_20_Emphasis">Project Structure:</text:span></text:h>
      <text:p text:style-name="Text_20_body">"Let's start with the Flask application. The project is structured into several key files and directories:</text:p>
      <text:list xml:id="list3816713337" text:style-name="L1">
        <text:list-item>
          <text:p text:style-name="P1"><text:span text:style-name="Strong_20_Emphasis"><text:span text:style-name="Source_20_Text">app.py</text:span></text:span>: This is the main entry point of the application. Here, we initialize the Flask instance, configure it, and set up MongoDB connections using PyMongo.</text:p>
        </text:list-item>
        <text:list-item>
          <text:p text:style-name="P1"><text:span text:style-name="Strong_20_Emphasis"><text:span text:style-name="Source_20_Text">routes.py</text:span></text:span>: This file contains all the route definitions. It handles the logic for different HTTP requests, like displaying habits, adding new ones, and marking them as complete.</text:p>
        </text:list-item>
        <text:list-item>
          <text:p text:style-name="P1"><text:span text:style-name="Strong_20_Emphasis">Templates</text:span>: Our HTML files are stored in the <text:span text:style-name="Source_20_Text">templates</text:span> directory, where we use Jinja2 templating to render dynamic content based on the data passed from Flask.</text:p>
        </text:list-item>
        <text:list-item>
          <text:p text:style-name="P1"><text:span text:style-name="Strong_20_Emphasis">Static</text:span>: The <text:span text:style-name="Source_20_Text">static</text:span> directory contains our CSS, JavaScript, and image files, which are served directly to the client.</text:p>
        </text:list-item>
      </text:list>
      <text:p text:style-name="Text_20_body">This structure allows us to maintain clear separation between logic, presentation, and static assets, making the codebase more manageable and scalable."</text:p>
      <text:h text:style-name="Heading_20_4" text:outline-level="4"><text:span text:style-name="Strong_20_Emphasis">Routing:</text:span></text:h>
      <text:p text:style-name="Text_20_body">"Flask handles routing through defined endpoints in <text:span text:style-name="Source_20_Text">routes.py</text:span>. Here’s a breakdown of the key routes:</text:p>
      <text:list xml:id="list533255579" text:style-name="L2">
        <text:list-item>
          <text:p text:style-name="P2"><text:span text:style-name="Strong_20_Emphasis"><text:span text:style-name="Source_20_Text">/</text:span></text:span><text:span text:style-name="Strong_20_Emphasis"> (Homepage)</text:span>: This route displays the list of habits for the selected date. It queries MongoDB to fetch habits and their completion status. The selected date is passed as a parameter, allowing users to navigate through their habits on different days.</text:p>
        </text:list-item>
        <text:list-item>
          <text:p text:style-name="P2"><text:span text:style-name="Strong_20_Emphasis"><text:span text:style-name="Source_20_Text">/add</text:span></text:span>: This route serves a dual purpose. For GET requests, it displays a form for adding a new habit. For POST requests, it processes the form input and adds the new habit to MongoDB.</text:p>
        </text:list-item>
        <text:list-item>
          <text:p text:style-name="P2"><text:span text:style-name="Strong_20_Emphasis"><text:span text:style-name="Source_20_Text">/complete</text:span></text:span>: This route is triggered when a user marks a habit as complete. It updates the habit’s status in the database, ensuring that it reflects correctly in the UI.</text:p>
        </text:list-item>
      </text:list>
      <text:p text:style-name="Text_20_body">This routing setup ensures that the application responds to user actions efficiently, with each route interacting seamlessly with MongoDB."</text:p>
      <text:h text:style-name="Heading_20_4" text:outline-level="4"><text:soft-page-break/><text:span text:style-name="Strong_20_Emphasis">Templating:</text:span></text:h>
      <text:p text:style-name="Text_20_body">"Flask uses Jinja2 for templating, which allows us to render dynamic content within our HTML files. We utilize a base template <text:span text:style-name="Source_20_Text">layout.html</text:span> that other templates extend. This ensures consistency across the application and makes updates easier.</text:p>
      <text:p text:style-name="Text_20_body">For example, in the <text:span text:style-name="Source_20_Text">index.html</text:span> template, we loop through the habits and display each one based on whether it has been completed or not. Jinja2 allows us to use conditional statements and loops within our HTML, making it straightforward to create a dynamic user experience."</text:p>
      <text:p text:style-name="Horizontal_20_Line"/>
      <text:h text:style-name="Heading_20_3" text:outline-level="3"><text:span text:style-name="Strong_20_Emphasis">2. Dockerization:</text:span></text:h>
      <text:h text:style-name="Heading_20_4" text:outline-level="4"><text:span text:style-name="Strong_20_Emphasis">Dockerfile:</text:span></text:h>
      <text:p text:style-name="Text_20_body">"To ensure our application is portable and can run in any environment, we’ve Dockerized it. Here’s a breakdown of our <text:span text:style-name="Source_20_Text">Dockerfile</text:span>:</text:p>
      <text:list xml:id="list3509200760" text:style-name="L3">
        <text:list-item>
          <text:p text:style-name="P3"><text:span text:style-name="Strong_20_Emphasis">Base Image</text:span>: We start with <text:span text:style-name="Source_20_Text">python:3.9-slim-buster</text:span>, a lightweight Python image that provides just the necessary tools to run our application.</text:p>
        </text:list-item>
        <text:list-item>
          <text:p text:style-name="P3"><text:span text:style-name="Strong_20_Emphasis">Working Directory</text:span>: We set <text:span text:style-name="Source_20_Text">/app</text:span> as the working directory where all subsequent commands will execute.</text:p>
        </text:list-item>
        <text:list-item>
          <text:p text:style-name="P3"><text:span text:style-name="Strong_20_Emphasis">Dependencies</text:span>: We copy <text:span text:style-name="Source_20_Text">requirements.txt</text:span> to the container and install the necessary Python dependencies using <text:span text:style-name="Source_20_Text">pip</text:span>.</text:p>
        </text:list-item>
        <text:list-item>
          <text:p text:style-name="P3"><text:span text:style-name="Strong_20_Emphasis">Copying Code</text:span>: Next, we copy the entire application code into the container.</text:p>
        </text:list-item>
        <text:list-item>
          <text:p text:style-name="P3"><text:span text:style-name="Strong_20_Emphasis">Environment Variables</text:span>: The <text:span text:style-name="Source_20_Text">.env</text:span> file is used to securely pass configuration settings, like MongoDB connection details, into the container.</text:p>
        </text:list-item>
        <text:list-item>
          <text:p text:style-name="P3"><text:span text:style-name="Strong_20_Emphasis">Exposing Ports</text:span>: We expose port 5000 to make the Flask application accessible outside the container.</text:p>
        </text:list-item>
        <text:list-item>
          <text:p text:style-name="P3"><text:span text:style-name="Strong_20_Emphasis">Running the Application</text:span>: Finally, we define the command to start the Flask application using <text:span text:style-name="Source_20_Text">CMD</text:span>.</text:p>
        </text:list-item>
      </text:list>
      <text:p text:style-name="Text_20_body">This Dockerfile ensures that the application runs consistently across different environments, eliminating the 'it works on my machine' problem."</text:p>
      <text:h text:style-name="Heading_20_4" text:outline-level="4"><text:span text:style-name="Strong_20_Emphasis">Docker Compose:</text:span></text:h>
      <text:p text:style-name="Text_20_body">"To manage multiple containers, we use Docker Compose. It allows us to define and run the Flask application and MongoDB as separate services. Here’s how:</text:p>
      <text:list xml:id="list2891514202" text:style-name="L4">
        <text:list-item>
          <text:p text:style-name="P4"><text:span text:style-name="Strong_20_Emphasis">flaskapp Service</text:span>: This service builds the Flask application using the <text:span text:style-name="Source_20_Text">Dockerfile</text:span>. It’s linked to the MongoDB service, ensuring the app can connect to the database.</text:p>
        </text:list-item>
        <text:list-item>
          <text:p text:style-name="P4"><text:span text:style-name="Strong_20_Emphasis">mongodb Service</text:span>: This service runs MongoDB, exposing the necessary ports and managing data persistence using volumes.</text:p>
        </text:list-item>
      </text:list>
      <text:p text:style-name="Text_20_body">Docker Compose simplifies the management of our application stack, making it easy to start everything with a single command and ensuring that all services are properly networked together."</text:p>
      <text:p text:style-name="Horizontal_20_Line"><text:soft-page-break/></text:p>
      <text:h text:style-name="Heading_20_3" text:outline-level="3"><text:span text:style-name="Strong_20_Emphasis">3. CI/CD Pipeline with Jenkins:</text:span></text:h>
      <text:h text:style-name="Heading_20_4" text:outline-level="4"><text:span text:style-name="Strong_20_Emphasis">Jenkinsfile:</text:span></text:h>
      <text:p text:style-name="Text_20_body">"We've implemented a CI/CD pipeline using Jenkins to automate the build, test, and deployment processes. The pipeline is defined in a <text:span text:style-name="Source_20_Text">Jenkinsfile</text:span>, which outlines the following stages:</text:p>
      <text:list xml:id="list4047942679" text:style-name="L5">
        <text:list-item>
          <text:p text:style-name="P5"><text:span text:style-name="Strong_20_Emphasis">Checkout</text:span>: The pipeline begins by checking out the latest code from the GitHub repository using <text:span text:style-name="Source_20_Text">checkout scm</text:span>. This ensures Jenkins is working with the most recent codebase.</text:p>
        </text:list-item>
        <text:list-item>
          <text:p text:style-name="P5"><text:span text:style-name="Strong_20_Emphasis">Build</text:span>: In this stage, Jenkins builds the Docker images for the application by running <text:span text:style-name="Source_20_Text">docker-compose up --build</text:span>. This step ensures that our application is containerized and ready for deployment.</text:p>
        </text:list-item>
        <text:list-item>
          <text:p text:style-name="P5"><text:span text:style-name="Strong_20_Emphasis">Test</text:span>: Automated tests are run to verify the application's functionality. If any tests fail, the pipeline stops, preventing faulty code from reaching production.</text:p>
        </text:list-item>
        <text:list-item>
          <text:p text:style-name="P5"><text:span text:style-name="Strong_20_Emphasis">Deploy</text:span>: After passing all tests, the application is deployed to the target environment. This could involve pushing Docker images to a registry or deploying the application to a server.</text:p>
        </text:list-item>
      </text:list>
      <text:p text:style-name="Text_20_body">The Jenkins pipeline automates the entire process, ensuring consistent and reliable deployments with minimal manual intervention."</text:p>
      <text:h text:style-name="Heading_20_4" text:outline-level="4"><text:span text:style-name="Strong_20_Emphasis">Automation:</text:span></text:h>
      <text:p text:style-name="Text_20_body">"The real power of Jenkins lies in its automation capabilities. By automating the CI/CD pipeline, we reduce the risk of human error and accelerate the development process. Jenkins ensures that every code change is tested and deployed consistently, improving the overall reliability of the application."</text:p>
      <text:h text:style-name="Heading_20_4" text:outline-level="4"><text:span text:style-name="Strong_20_Emphasis">Error Handling:</text:span></text:h>
      <text:p text:style-name="Text_20_body">"In case of errors, Jenkins provides detailed logs and notifications. For instance, if a test fails or a build issue occurs, Jenkins alerts the development team via email or other communication channels. This prompt feedback loop allows developers to quickly address any issues and maintain the integrity of the deployment pipeline."</text:p>
      <text:p text:style-name="Horizontal_20_Line"/>
      <text:h text:style-name="Heading_20_3" text:outline-level="3"><text:span text:style-name="Strong_20_Emphasis">4. Deployment:</text:span></text:h>
      <text:h text:style-name="Heading_20_4" text:outline-level="4"><text:span text:style-name="Strong_20_Emphasis">Final Steps:</text:span></text:h>
      <text:p text:style-name="Text_20_body">"After passing through the CI/CD pipeline, the application is deployed to the production environment. We emphasize automated testing in the pipeline to ensure that the application is stable and functions correctly before it goes live.</text:p>
      <text:p text:style-name="Text_20_body">In addition to deployment, we have a rollback strategy in place in case any issues arise. This strategy allows us to revert to a previous stable version, minimizing downtime and impact on users.</text:p>
      <text:p text:style-name="Text_20_body"><text:soft-page-break/>Once deployed, we use monitoring tools to track the application's performance, ensuring it meets the required uptime and response time metrics. This end-to-end process demonstrates our commitment to delivering high-quality software efficiently and reliably."</text:p>
      <text:p text:style-name="Horizontal_20_Line"/>
      <text:h text:style-name="Heading_20_3" text:outline-level="3"><text:span text:style-name="Strong_20_Emphasis">Conclusion:</text:span></text:h>
      <text:p text:style-name="Text_20_body">"In conclusion, this project showcases a comprehensive approach to modern software development, incorporating best practices in application design, containerization, and continuous integration/deployment. By leveraging Flask, Docker, and Jenkins, we’ve created a reliable, scalable, and maintainable application that’s ready for production us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9T20:51:39.626216445</meta:creation-date>
    <dc:date>2024-08-19T20:51:59.918037721</dc:date>
    <meta:editing-duration>PT20S</meta:editing-duration>
    <meta:editing-cycles>1</meta:editing-cycles>
    <meta:document-statistic meta:table-count="0" meta:image-count="0" meta:object-count="0" meta:page-count="4" meta:paragraph-count="54" meta:word-count="1103" meta:character-count="7255" meta:non-whitespace-character-count="6227"/>
    <meta:generator>LibreOffice/7.3.7.2$Linux_X86_64 LibreOffice_project/30$Build-2</meta:generator>
  </office:meta>
</office:document-meta>
</file>